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595.652924953688" calcext:value-type="float">
            <text:p>595.652924953688</text:p>
          </table:table-cell>
        </table:table-row>
        <table:table-row table:style-name="ro1">
          <table:table-cell office:value-type="float" office:value="596.174941574856" calcext:value-type="float">
            <text:p>596.174941574856</text:p>
          </table:table-cell>
        </table:table-row>
        <table:table-row table:style-name="ro1">
          <table:table-cell office:value-type="float" office:value="600.625852137928" calcext:value-type="float">
            <text:p>600.625852137928</text:p>
          </table:table-cell>
        </table:table-row>
        <table:table-row table:style-name="ro1">
          <table:table-cell office:value-type="float" office:value="586.816578741983" calcext:value-type="float">
            <text:p>586.816578741983</text:p>
          </table:table-cell>
        </table:table-row>
        <table:table-row table:style-name="ro1">
          <table:table-cell office:value-type="float" office:value="597.810816788919" calcext:value-type="float">
            <text:p>597.810816788919</text:p>
          </table:table-cell>
        </table:table-row>
        <table:table-row table:style-name="ro1">
          <table:table-cell office:value-type="float" office:value="595.581972924844" calcext:value-type="float">
            <text:p>595.581972924844</text:p>
          </table:table-cell>
        </table:table-row>
        <table:table-row table:style-name="ro1">
          <table:table-cell office:value-type="float" office:value="598.186299141005" calcext:value-type="float">
            <text:p>598.186299141005</text:p>
          </table:table-cell>
        </table:table-row>
        <table:table-row table:style-name="ro1">
          <table:table-cell office:value-type="float" office:value="592.603127759308" calcext:value-type="float">
            <text:p>592.603127759308</text:p>
          </table:table-cell>
        </table:table-row>
        <table:table-row table:style-name="ro1">
          <table:table-cell office:value-type="float" office:value="596.950775439057" calcext:value-type="float">
            <text:p>596.950775439057</text:p>
          </table:table-cell>
        </table:table-row>
        <table:table-row table:style-name="ro1">
          <table:table-cell office:value-type="float" office:value="597.196758415995" calcext:value-type="float">
            <text:p>597.196758415995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595.760004787758" calcext:value-type="float">
            <text:p>595.7600047877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2">00/00/0000</text:date>, <text:time style:data-style-name="N2" text:time-value="06:33:07.395839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02T06:33:20.787477029</dc:date>
    <dc:creator>Davide Ancona</dc:creator>
    <meta:editing-duration>PT10M1S</meta:editing-duration>
    <meta:editing-cycles>4</meta:editing-cycles>
    <meta:generator>LibreOffice/5.3.7.2.0$Linux_X86_64 LibreOffice_project/30$Build-2</meta:generator>
    <meta:document-statistic meta:table-count="1" meta:cell-count="11" meta:object-count="0"/>
  </office:meta>
</office:document-meta>
</file>